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8161" officeooo:paragraph-rsid="00058161"/>
    </style:style>
    <style:style style:name="P2" style:family="paragraph" style:parent-style-name="Text_20_body">
      <style:paragraph-properties fo:text-align="justify" style:justify-single-word="false"/>
      <style:text-properties officeooo:rsid="0006dbf6" officeooo:paragraph-rsid="0006dbf6"/>
    </style:style>
    <style:style style:name="P3" style:family="paragraph" style:parent-style-name="Text_20_body">
      <style:text-properties officeooo:rsid="0006dbf6" officeooo:paragraph-rsid="0006dbf6"/>
    </style:style>
    <style:style style:name="P4" style:family="paragraph" style:parent-style-name="Text_20_body">
      <style:text-properties officeooo:rsid="0009c371" officeooo:paragraph-rsid="0009c371"/>
    </style:style>
    <style:style style:name="P5" style:family="paragraph" style:parent-style-name="Title">
      <style:paragraph-properties fo:text-align="center" style:justify-single-word="false"/>
      <style:text-properties fo:language="fr" fo:country="FR"/>
    </style:style>
    <style:style style:name="P6" style:family="paragraph" style:parent-style-name="Heading_20_1">
      <style:paragraph-properties fo:text-align="justify" style:justify-single-word="false"/>
      <style:text-properties fo:language="fr" fo:country="FR"/>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Contents_20_3">
      <style:paragraph-properties>
        <style:tab-stops>
          <style:tab-stop style:position="16.591cm" style:type="right" style:leader-style="dotted" style:leader-text="."/>
        </style:tab-stops>
      </style:paragraph-properties>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Heading_20_3">
      <style:text-properties officeooo:paragraph-rsid="0009c371"/>
    </style:style>
    <style:style style:name="P11" style:family="paragraph" style:parent-style-name="Heading_20_2">
      <style:paragraph-properties fo:text-align="justify" style:justify-single-word="false"/>
      <style:text-properties fo:language="fr" fo:country="FR"/>
    </style:style>
    <style:style style:name="P12" style:family="paragraph" style:parent-style-name="Heading_20_2">
      <style:paragraph-properties fo:text-align="justify" style:justify-single-word="false"/>
      <style:text-properties fo:language="fr" fo:country="FR" officeooo:paragraph-rsid="0009c371"/>
    </style:style>
    <style:style style:name="P13" style:family="paragraph" style:parent-style-name="Heading_20_2">
      <style:text-properties officeooo:rsid="0006dbf6" officeooo:paragraph-rsid="0006dbf6"/>
    </style:style>
    <style:style style:name="P14" style:family="paragraph" style:parent-style-name="Heading_20_2">
      <style:text-properties officeooo:paragraph-rsid="0009c371"/>
    </style:style>
    <style:style style:name="P15" style:family="paragraph" style:parent-style-name="Text_20_body" style:list-style-name="L1">
      <style:text-properties officeooo:rsid="0006dbf6" officeooo:paragraph-rsid="0006dbf6"/>
    </style:style>
    <style:style style:name="P16" style:family="paragraph" style:parent-style-name="Text_20_body">
      <style:paragraph-properties fo:text-align="justify" style:justify-single-word="false"/>
      <style:text-properties fo:language="fr" fo:country="FR" officeooo:rsid="00058161" officeooo:paragraph-rsid="00082d6e"/>
    </style:style>
    <style:style style:name="P17" style:family="paragraph" style:parent-style-name="Text_20_body">
      <style:paragraph-properties fo:text-align="justify" style:justify-single-word="false"/>
      <style:text-properties fo:language="fr" fo:country="FR" officeooo:rsid="00082d6e" officeooo:paragraph-rsid="00082d6e"/>
    </style:style>
    <style:style style:name="P18" style:family="paragraph" style:parent-style-name="Text_20_body">
      <style:text-properties officeooo:rsid="000b0251" officeooo:paragraph-rsid="000b0251"/>
    </style:style>
    <style:style style:name="P19" style:family="paragraph" style:parent-style-name="Text_20_body">
      <style:text-properties officeooo:rsid="000cfa94" officeooo:paragraph-rsid="000cfa94"/>
    </style:style>
    <style:style style:name="P20" style:family="paragraph" style:parent-style-name="Text_20_body">
      <style:text-properties officeooo:rsid="000ecbc6" officeooo:paragraph-rsid="000ecbc6"/>
    </style:style>
    <style:style style:name="T1" style:family="text">
      <style:text-properties fo:language="fr" fo:country="FR"/>
    </style:style>
    <style:style style:name="T2" style:family="text">
      <style:text-properties fo:language="fr" fo:country="FR" officeooo:rsid="0006dbf6"/>
    </style:style>
    <style:style style:name="T3" style:family="text">
      <style:text-properties fo:language="fr" fo:country="FR" officeooo:rsid="00082d6e"/>
    </style:style>
    <style:style style:name="T4" style:family="text">
      <style:text-properties fo:language="fr" fo:country="FR" officeooo:rsid="00058161"/>
    </style:style>
    <style:style style:name="T5" style:family="text">
      <style:text-properties fo:language="fr" fo:country="FR" officeooo:rsid="000cfa94"/>
    </style:style>
    <style:style style:name="T6" style:family="text">
      <style:text-properties officeooo:rsid="00082d6e"/>
    </style:style>
    <style:style style:name="T7" style:family="text">
      <style:text-properties officeooo:rsid="0009c371"/>
    </style:style>
    <style:style style:name="T8" style:family="text">
      <style:text-properties officeooo:rsid="000cfa94"/>
    </style:style>
    <style:style style:name="T9" style:family="text">
      <style:text-properties officeooo:rsid="000ecbc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bula Music Visualizer</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9"><text:a xlink:type="simple" xlink:href="#__RefHeading___Toc110_406482160" text:style-name="Index_20_Link" text:visited-style-name="Index_20_Link">Entreprise<text:tab/>2</text:a></text:p>
          <text:p text:style-name="P7"><text:a xlink:type="simple" xlink:href="#__RefHeading___Toc112_406482160" text:style-name="Index_20_Link" text:visited-style-name="Index_20_Link">Introduction<text:tab/>2</text:a></text:p>
          <text:p text:style-name="P7"><text:a xlink:type="simple" xlink:href="#__RefHeading___Toc114_406482160" text:style-name="Index_20_Link" text:visited-style-name="Index_20_Link">Détails<text:tab/>2</text:a></text:p>
          <text:p text:style-name="P7"><text:a xlink:type="simple" xlink:href="#__RefHeading___Toc116_406482160" text:style-name="Index_20_Link" text:visited-style-name="Index_20_Link">Produits<text:tab/>2</text:a></text:p>
          <text:p text:style-name="P7"><text:a xlink:type="simple" xlink:href="#__RefHeading___Toc118_406482160" text:style-name="Index_20_Link" text:visited-style-name="Index_20_Link">Principes<text:tab/>2</text:a></text:p>
          <text:p text:style-name="P9"><text:a xlink:type="simple" xlink:href="#__RefHeading___Toc120_406482160" text:style-name="Index_20_Link" text:visited-style-name="Index_20_Link">Solution<text:tab/>3</text:a></text:p>
          <text:p text:style-name="P7"><text:a xlink:type="simple" xlink:href="#__RefHeading___Toc122_406482160" text:style-name="Index_20_Link" text:visited-style-name="Index_20_Link">Introduction<text:tab/>3</text:a></text:p>
          <text:p text:style-name="P7"><text:a xlink:type="simple" xlink:href="#__RefHeading___Toc124_406482160" text:style-name="Index_20_Link" text:visited-style-name="Index_20_Link">Études générale<text:tab/>3</text:a></text:p>
          <text:p text:style-name="P8"><text:a xlink:type="simple" xlink:href="#__RefHeading___Toc126_406482160" text:style-name="Index_20_Link" text:visited-style-name="Index_20_Link">Fonctionnalités<text:tab/>3</text:a></text:p>
          <text:p text:style-name="P8"><text:a xlink:type="simple" xlink:href="#__RefHeading___Toc128_406482160" text:style-name="Index_20_Link" text:visited-style-name="Index_20_Link">Aspect graphique<text:tab/>3</text:a></text:p>
          <text:p text:style-name="P7"><text:a xlink:type="simple" xlink:href="#__RefHeading___Toc130_406482160" text:style-name="Index_20_Link" text:visited-style-name="Index_20_Link">Études générale<text:tab/>3</text:a></text:p>
          <text:p text:style-name="P8"><text:a xlink:type="simple" xlink:href="#__RefHeading___Toc132_406482160" text:style-name="Index_20_Link" text:visited-style-name="Index_20_Link">Fonctionnalités<text:tab/>3</text:a></text:p>
          <text:p text:style-name="P8"><text:a xlink:type="simple" xlink:href="#__RefHeading___Toc134_406482160" text:style-name="Index_20_Link" text:visited-style-name="Index_20_Link">Aspect graphique<text:tab/>3</text:a></text:p>
          <text:p text:style-name="P9"><text:a xlink:type="simple" xlink:href="#__RefHeading___Toc136_406482160" text:style-name="Index_20_Link" text:visited-style-name="Index_20_Link">Sitographie<text:tab/>3</text:a></text:p>
        </text:index-body>
      </text:table-of-content>
      <text:h text:style-name="P6" text:outline-level="1"><text:bookmark-start text:name="__RefHeading___Toc110_406482160"/><text:soft-page-break/>Entreprise<text:bookmark-end text:name="__RefHeading___Toc110_406482160"/></text:h>
      <text:h text:style-name="P11" text:outline-level="2"><text:bookmark-start text:name="__RefHeading___Toc112_406482160"/>Introduction<text:bookmark-end text:name="__RefHeading___Toc112_406482160"/></text:h>
      <text:p text:style-name="P1"><text:span text:style-name="T1">Nebula Music Visualizer est une application pour smartphone développé par Mobile Visuals. Mobile Visuals est une division de la </text:span><text:span text:style-name="T2">compagnie</text:span><text:span text:style-name="T1"> Javsym. Javsym est une entreprise suédoise qui est situé dans le centre de télécommunication </text:span><text:span text:style-name="T2">suédois</text:span><text:span text:style-name="T1"> de Kista, dans la partie nord de Stockholm, la capitale.</text:span></text:p>
      <text:h text:style-name="P13" text:outline-level="2"><text:bookmark-start text:name="__RefHeading___Toc114_406482160"/>Détails<text:bookmark-end text:name="__RefHeading___Toc114_406482160"/></text:h>
      <text:p text:style-name="P18">L’entreprise créatrice de <text:span text:style-name="T4">Nebula Music Visualizer </text:span><text:span text:style-name="T1">est Mobile Visuals. Mobile Visuals fait partie de la companie Javsym. Cette dernière a été créé en Mai 2007 par un informaticien du nom de Eyvind Almqvist. Javsym est une entreprise spécialisé dans le conseils. Elle possède des contrats avec des grandes entreprises comme Swedish pharmacy , Newton , Nackademin ou encore Plushögskolan qui sont toutes des entreprises suédoises. </text:span></text:p>
      <text:p text:style-name="P18"><text:span text:style-name="T1">Mobile Visuals est la partie de Javsym qui pense, développe et produit des applications informatiques. Ces applications produite par Mobile Visuals sont devenus célèbre sur le marché en 2010 quand une de leur application, Astral effects, est montée à la première place sur un graphique </text:span><text:span text:style-name="T5">recensant</text:span><text:span text:style-name="T1"> des application codées en Java, le SonyEricsson's sales chart.</text:span></text:p>
      <text:p text:style-name="P18"><text:span text:style-name="T1">L’entreprise Javsym est situé en Suède, sa terre natal. Plus </text:span><text:span text:style-name="T5">précisément</text:span><text:span text:style-name="T1">, elle se trouve à Stockholm, la capitale, dans l</text:span><text:span text:style-name="T4">e centre de télécommunication </text:span><text:span text:style-name="T2">suédois</text:span><text:span text:style-name="T4"> de Kista, dans la partie nord.</text:span></text:p>
      <text:p text:style-name="P19"><text:span text:style-name="T4">L</text:span><text:span text:style-name="T1">a base de leur chiffre d’affaire repose sur le développement d’application destiné aux appareils mobiles et à la vente de conseils. Pour ce qui concerne le développement informatique, Mobile Visuals vise essentiellement la production d’applications destiné à Android ou à iOS. L’entreprise essai de s’adapter aux évolutions techniques et à celles du marchés, car elle a</text:span><text:span text:style-name="T4"> aussi produit des applications pour Java/J2ME, Symbian et BlackBerry durant la période 2008-2102.</text:span></text:p>
      <text:p text:style-name="P20"><text:span text:style-name="T4">M</text:span><text:span text:style-name="T1">obile Visuals produit donc des applications pour but de visualiser la musique, des fonds d’écran animé ainsi que des simulateur de vols spatial.</text:span></text:p>
      <text:h text:style-name="Heading_20_2" text:outline-level="2"><text:bookmark-start text:name="__RefHeading___Toc116_406482160"/>Produits<text:bookmark-end text:name="__RefHeading___Toc116_406482160"/></text:h>
      <text:p text:style-name="Text_20_body">Mobile Visuals fournit le monde en :</text:p>
      <text:list xml:id="list710452783" text:style-name="L1">
        <text:list-item>
          <text:p text:style-name="P15">Visualiseur de musique</text:p>
        </text:list-item>
        <text:list-item>
          <text:p text:style-name="P15">Fond d’écran animé</text:p>
        </text:list-item>
        <text:list-item>
          <text:p text:style-name="P15">Simulateur de vol spatial</text:p>
        </text:list-item>
      </text:list>
      <text:p text:style-name="P3">Les applications développées par <text:span text:style-name="T6">l’entreprise</text:span> sont programmé avec le langage Java. Elle sont essentiellement produites pour les appareils Android et iOS. <text:span text:style-name="T6">Mobile Visuals vise a aider à méditer et à relaxer les utilisateur de leurs applications. Celles ci sont censé contribuer au bien de la personnes au niveau mental et physique.</text:span></text:p>
      <text:p text:style-name="P16"><text:soft-page-break/>L’entreprise <text:span text:style-name="T8">a</text:span> aussi produit des applications pour Java/J2ME, Symbian et BlackBerry durant la période 2008-2102.</text:p>
      <text:h text:style-name="P11" text:outline-level="2"><text:bookmark-start text:name="__RefHeading___Toc118_406482160"/>Principes<text:bookmark-end text:name="__RefHeading___Toc118_406482160"/></text:h>
      <text:p text:style-name="P1"><text:span text:style-name="T1">Mobile Visuals vise a produire des application</text:span><text:span text:style-name="T2">s</text:span><text:span text:style-name="T1"> pour appareils mobiles ainsi que de fournir des conseils. L’entreprise s’est vraiment spécialisé sur la production d’application Android et iOS. L’entreprise </text:span><text:span text:style-name="T5">a</text:span><text:span text:style-name="T1"> aussi produit des applications pour Java/J2ME, Symbian et BlackBerry durant la période 2008-2102.</text:span></text:p>
      <text:p text:style-name="P2"><text:span text:style-name="T1">Le but des applications développées par Mobile Visuals est d’aider ses utilisateurs à méditer </text:span><text:span text:style-name="T3">ainsi que de les</text:span><text:span text:style-name="T1"> relaxer, apportant des bénéfices à l’esprit, au corps et à l’être en général.</text:span></text:p>
      <text:p text:style-name="P17">Mobile Visuals <text:span text:style-name="T9">a</text:span> une mission <text:span text:style-name="T9">qui est aussi un de leur argument de vente</text:span>. La mission est d’emmener l’utilisateur de leur application vers l’infini et l’au-delà, leur permettant de voyager à travers l’espace et le temps.</text:p>
      <text:p text:style-name="Quotations">« Our mission is to take you to infinity and beyond. You can travel through space and time with our apps. »</text:p>
      <text:h text:style-name="P6" text:outline-level="1"><text:bookmark-start text:name="__RefHeading___Toc120_406482160"/>Solution<text:bookmark-end text:name="__RefHeading___Toc120_406482160"/></text:h>
      <text:h text:style-name="P12" text:outline-level="2"><text:bookmark-start text:name="__RefHeading___Toc122_406482160"/>Introduction<text:bookmark-end text:name="__RefHeading___Toc122_406482160"/></text:h>
      <text:h text:style-name="P14" text:outline-level="2"><text:bookmark-start text:name="__RefHeading___Toc124_406482160"/><text:span text:style-name="T7">Études</text:span> générale<text:bookmark-end text:name="__RefHeading___Toc124_406482160"/></text:h>
      <text:p text:style-name="P4">Etudes bêtes, limite listé</text:p>
      <text:h text:style-name="P10" text:outline-level="3"><text:bookmark-start text:name="__RefHeading___Toc126_406482160"/>Fonctionnalités<text:bookmark-end text:name="__RefHeading___Toc126_406482160"/></text:h>
      <text:h text:style-name="Heading_20_3" text:outline-level="3"><text:bookmark-start text:name="__RefHeading___Toc128_406482160"/>Aspect graphique<text:bookmark-end text:name="__RefHeading___Toc128_406482160"/></text:h>
      <text:h text:style-name="P14" text:outline-level="2"><text:bookmark-start text:name="__RefHeading___Toc130_406482160"/><text:span text:style-name="T7">Études</text:span> générale<text:bookmark-end text:name="__RefHeading___Toc130_406482160"/></text:h>
      <text:p text:style-name="P4">Etudes avec critères et analytique</text:p>
      <text:h text:style-name="P10" text:outline-level="3"><text:bookmark-start text:name="__RefHeading___Toc132_406482160"/>Fonctionnalités<text:bookmark-end text:name="__RefHeading___Toc132_406482160"/></text:h>
      <text:h text:style-name="Heading_20_3" text:outline-level="3"><text:bookmark-start text:name="__RefHeading___Toc134_406482160"/>Aspect graphique<text:bookmark-end text:name="__RefHeading___Toc134_406482160"/></text:h>
      <text:h text:style-name="Heading_20_1" text:outline-level="1"><text:bookmark-start text:name="__RefHeading___Toc136_406482160"/><text:span text:style-name="T7">S</text:span>itographie<text:bookmark-end text:name="__RefHeading___Toc136_406482160"/></text:h>
      <text:p text:style-name="Text_20_body"><text:a xlink:type="simple" xlink:href="http://www.mobile-visuals.com/" text:style-name="Internet_20_link" text:visited-style-name="Visited_20_Internet_20_Link">http://www.mobile-visuals.com</text:a></text:p>
      <text:p text:style-name="Text_20_body"><text:a xlink:type="simple" xlink:href="https://play.google.com/store/apps/dev?id=6629526768126031132" text:style-name="Internet_20_link" text:visited-style-name="Visited_20_Internet_20_Link">https://play.google.com/store/apps/dev?id=662952676812603113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ab-stops/>
      </style:paragraph-properties>
      <style:text-properties style:font-name="Sylfaen" fo:font-family="Sylfaen" style:font-style-name="Regular" style:font-family-generic="roman"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loext:graphic-properties draw:fill="none" draw:fill-color="#729fcf"/>
      <style:paragraph-properties fo:margin-left="0.7cm" fo:margin-right="0cm" fo:margin-top="0.423cm" fo:margin-bottom="0.212cm" loext:contextual-spacing="false" fo:text-indent="0cm" style:auto-text-indent="false" fo:background-color="transparent">
        <style:tab-stops/>
      </style:paragraph-properties>
      <style:text-properties style:font-name="Sylfaen" fo:font-family="Sylfaen" style:font-style-name="Regular" style:font-family-generic="roman" style:font-pitch="variable" fo:font-size="24pt" fo:font-style="normal" fo:font-weight="normal"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master-page-name="">
      <style:paragraph-properties fo:margin-top="4.001cm" fo:margin-bottom="4.001cm" loext:contextual-spacing="false" fo:text-align="center" style:justify-single-word="false" style:page-number="auto"/>
      <style:text-properties style:font-name="Sylfaen" fo:font-family="Sylfaen" style:font-style-name="Regular" style:font-family-generic="roman" style:font-pitch="variable" fo:font-size="28pt"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style:font-name="Sylfaen1" fo:font-family="Sylfaen" style:font-style-name="Bold" style:font-family-generic="roman" style:font-pitch="variable"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401cm" fo:margin-right="0cm" fo:margin-top="0.247cm" fo:margin-bottom="0.212cm" loext:contextual-spacing="false" fo:text-indent="0cm" style:auto-text-indent="false">
        <style:tab-stops/>
      </style:paragraph-properties>
      <style:text-properties style:font-name="Sylfaen1" fo:font-family="Sylfaen" style:font-style-name="Bold" style:font-family-generic="roman" style:font-pitch="variable" fo:font-size="90%" fo:font-weight="normal"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Sylfaen" fo:font-family="Sylfaen" style:font-style-name="Regular" style:font-family-generic="roman" style:font-pitch="variable" fo:font-size="28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Sylfaen" fo:font-family="Sylfaen" style:font-style-name="Regular" style:font-family-generic="roman"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Sylfaen" fo:font-family="Sylfaen" style:font-style-name="Regular" style:font-family-generic="roman"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Sylfaen" fo:font-family="Sylfaen" style:font-style-name="Regular" style:font-family-generic="roman" style:font-pitch="variable"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Sylfaen" fo:font-family="Sylfaen" style:font-style-name="Regular" style:font-family-generic="roman" style:font-pitch="variable"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cm" fo:margin-bottom="0.499cm" loext:contextual-spacing="false" fo:text-align="center" style:justify-single-word="false" fo:text-indent="0cm" style:auto-text-indent="false">
        <style:tab-stops/>
      </style:paragraph-properties>
      <style:text-properties style:font-name="Sylfaen" fo:font-family="Sylfaen" style:font-style-name="Regular" style:font-family-generic="roman" style:font-pitch="variable" fo:font-size="9pt"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401cm" fo:text-indent="0.099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tab/>/<text:tab/><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10-01T21:55:19.865000000</dc:date>
    <meta:editing-duration>PT15M51S</meta:editing-duration>
    <meta:editing-cycles>4</meta:editing-cycles>
    <meta:document-statistic meta:table-count="0" meta:image-count="0" meta:object-count="0" meta:page-count="3" meta:paragraph-count="51" meta:word-count="572" meta:character-count="3798" meta:non-whitespace-character-count="3279"/>
  </office:meta>
</office:document-meta>
</file>